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4946933333333" calcext:value-type="float">
            <text:p>3.44947</text:p>
          </table:table-cell>
          <table:table-cell office:value-type="float" office:value="1.932488" calcext:value-type="float">
            <text:p>1.93249</text:p>
          </table:table-cell>
          <table:table-cell office:value-type="float" office:value="5.000912" calcext:value-type="float">
            <text:p>5.000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40371866666667" calcext:value-type="float">
            <text:p>3.40372</text:p>
          </table:table-cell>
          <table:table-cell office:value-type="float" office:value="2.08399733333333" calcext:value-type="float">
            <text:p>2.084</text:p>
          </table:table-cell>
          <table:table-cell office:value-type="float" office:value="6.978416" calcext:value-type="float">
            <text:p>6.978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7221866666667" calcext:value-type="float">
            <text:p>3.37222</text:p>
          </table:table-cell>
          <table:table-cell office:value-type="float" office:value="1.93183333333333" calcext:value-type="float">
            <text:p>1.93183</text:p>
          </table:table-cell>
          <table:table-cell office:value-type="float" office:value="4.944096" calcext:value-type="float">
            <text:p>4.94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4455333333333" calcext:value-type="float">
            <text:p>3.34455</text:p>
          </table:table-cell>
          <table:table-cell office:value-type="float" office:value="1.896452" calcext:value-type="float">
            <text:p>1.89645</text:p>
          </table:table-cell>
          <table:table-cell office:value-type="float" office:value="5.422288" calcext:value-type="float">
            <text:p>5.422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4019066666667" calcext:value-type="float">
            <text:p>3.34019</text:p>
          </table:table-cell>
          <table:table-cell office:value-type="float" office:value="1.90189866666667" calcext:value-type="float">
            <text:p>1.9019</text:p>
          </table:table-cell>
          <table:table-cell office:value-type="float" office:value="5.458336" calcext:value-type="float">
            <text:p>5.458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248" calcext:value-type="float">
            <text:p>3.30248</text:p>
          </table:table-cell>
          <table:table-cell office:value-type="float" office:value="2.17681733333333" calcext:value-type="float">
            <text:p>2.17682</text:p>
          </table:table-cell>
          <table:table-cell office:value-type="float" office:value="7.117392" calcext:value-type="float">
            <text:p>7.117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8931866666667" calcext:value-type="float">
            <text:p>3.28932</text:p>
          </table:table-cell>
          <table:table-cell office:value-type="float" office:value="1.954008" calcext:value-type="float">
            <text:p>1.95401</text:p>
          </table:table-cell>
          <table:table-cell office:value-type="float" office:value="5.48288" calcext:value-type="float">
            <text:p>5.482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8824266666667" calcext:value-type="float">
            <text:p>3.28824</text:p>
          </table:table-cell>
          <table:table-cell office:value-type="float" office:value="1.96222" calcext:value-type="float">
            <text:p>1.96222</text:p>
          </table:table-cell>
          <table:table-cell office:value-type="float" office:value="5.480816" calcext:value-type="float">
            <text:p>5.480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28310666666667" calcext:value-type="float">
            <text:p>3.28311</text:p>
          </table:table-cell>
          <table:table-cell office:value-type="float" office:value="2.17986933333333" calcext:value-type="float">
            <text:p>2.17987</text:p>
          </table:table-cell>
          <table:table-cell office:value-type="float" office:value="7.630592" calcext:value-type="float">
            <text:p>7.630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7590133333333" calcext:value-type="float">
            <text:p>3.2759</text:p>
          </table:table-cell>
          <table:table-cell office:value-type="float" office:value="2.04682266666667" calcext:value-type="float">
            <text:p>2.04682</text:p>
          </table:table-cell>
          <table:table-cell office:value-type="float" office:value="6.231056" calcext:value-type="float">
            <text:p>6.231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601866666667" calcext:value-type="float">
            <text:p>3.26602</text:p>
          </table:table-cell>
          <table:table-cell office:value-type="float" office:value="2.05381066666667" calcext:value-type="float">
            <text:p>2.05381</text:p>
          </table:table-cell>
          <table:table-cell office:value-type="float" office:value="6.151856" calcext:value-type="float">
            <text:p>6.151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5025466666667" calcext:value-type="float">
            <text:p>3.25025</text:p>
          </table:table-cell>
          <table:table-cell office:value-type="float" office:value="2.19681066666667" calcext:value-type="float">
            <text:p>2.19681</text:p>
          </table:table-cell>
          <table:table-cell office:value-type="float" office:value="7.255088" calcext:value-type="float">
            <text:p>7.255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23767466666667" calcext:value-type="float">
            <text:p>3.23767</text:p>
          </table:table-cell>
          <table:table-cell office:value-type="float" office:value="1.985808" calcext:value-type="float">
            <text:p>1.98581</text:p>
          </table:table-cell>
          <table:table-cell office:value-type="float" office:value="6.015168" calcext:value-type="float">
            <text:p>6.015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.227364" calcext:value-type="float">
            <text:p>3.22736</text:p>
          </table:table-cell>
          <table:table-cell office:value-type="float" office:value="2.01174533333333" calcext:value-type="float">
            <text:p>2.01175</text:p>
          </table:table-cell>
          <table:table-cell office:value-type="float" office:value="6.098128" calcext:value-type="float">
            <text:p>6.098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1747333333333" calcext:value-type="float">
            <text:p>3.21747</text:p>
          </table:table-cell>
          <table:table-cell office:value-type="float" office:value="2.24512533333333" calcext:value-type="float">
            <text:p>2.24513</text:p>
          </table:table-cell>
          <table:table-cell office:value-type="float" office:value="7.077536" calcext:value-type="float">
            <text:p>7.077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106133333333" calcext:value-type="float">
            <text:p>3.20106</text:p>
          </table:table-cell>
          <table:table-cell office:value-type="float" office:value="2.12610533333333" calcext:value-type="float">
            <text:p>2.12611</text:p>
          </table:table-cell>
          <table:table-cell office:value-type="float" office:value="6.904784" calcext:value-type="float">
            <text:p>6.904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71532" calcext:value-type="float">
            <text:p>3.17153</text:p>
          </table:table-cell>
          <table:table-cell office:value-type="float" office:value="2.146876" calcext:value-type="float">
            <text:p>2.14688</text:p>
          </table:table-cell>
          <table:table-cell office:value-type="float" office:value="6.690496" calcext:value-type="float">
            <text:p>6.69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70176" calcext:value-type="float">
            <text:p>3.17018</text:p>
          </table:table-cell>
          <table:table-cell office:value-type="float" office:value="2.123264" calcext:value-type="float">
            <text:p>2.12326</text:p>
          </table:table-cell>
          <table:table-cell office:value-type="float" office:value="6.620912" calcext:value-type="float">
            <text:p>6.620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6560933333333" calcext:value-type="float">
            <text:p>3.16561</text:p>
          </table:table-cell>
          <table:table-cell office:value-type="float" office:value="2.23644133333333" calcext:value-type="float">
            <text:p>2.23644</text:p>
          </table:table-cell>
          <table:table-cell office:value-type="float" office:value="8.03832" calcext:value-type="float">
            <text:p>8.038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63836" calcext:value-type="float">
            <text:p>3.16384</text:p>
          </table:table-cell>
          <table:table-cell office:value-type="float" office:value="2.24602933333333" calcext:value-type="float">
            <text:p>2.24603</text:p>
          </table:table-cell>
          <table:table-cell office:value-type="float" office:value="7.390416" calcext:value-type="float">
            <text:p>7.390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16237333333333" calcext:value-type="float">
            <text:p>3.16237</text:p>
          </table:table-cell>
          <table:table-cell office:value-type="float" office:value="2.06396133333333" calcext:value-type="float">
            <text:p>2.06396</text:p>
          </table:table-cell>
          <table:table-cell office:value-type="float" office:value="6.467968" calcext:value-type="float">
            <text:p>6.467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685333333333" calcext:value-type="float">
            <text:p>3.14685</text:p>
          </table:table-cell>
          <table:table-cell office:value-type="float" office:value="1.91360933333333" calcext:value-type="float">
            <text:p>1.91361</text:p>
          </table:table-cell>
          <table:table-cell office:value-type="float" office:value="5.367104" calcext:value-type="float">
            <text:p>5.36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41128" calcext:value-type="float">
            <text:p>3.14113</text:p>
          </table:table-cell>
          <table:table-cell office:value-type="float" office:value="2.25662266666667" calcext:value-type="float">
            <text:p>2.25662</text:p>
          </table:table-cell>
          <table:table-cell office:value-type="float" office:value="8.03344" calcext:value-type="float">
            <text:p>8.033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133532" calcext:value-type="float">
            <text:p>3.13353</text:p>
          </table:table-cell>
          <table:table-cell office:value-type="float" office:value="1.74843333333333" calcext:value-type="float">
            <text:p>1.74843</text:p>
          </table:table-cell>
          <table:table-cell office:value-type="float" office:value="4.010784" calcext:value-type="float">
            <text:p>4.010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056266666667" calcext:value-type="float">
            <text:p>3.13056</text:p>
          </table:table-cell>
          <table:table-cell office:value-type="float" office:value="2.24470933333333" calcext:value-type="float">
            <text:p>2.24471</text:p>
          </table:table-cell>
          <table:table-cell office:value-type="float" office:value="7.299472" calcext:value-type="float">
            <text:p>7.299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747866666667" calcext:value-type="float">
            <text:p>3.12748</text:p>
          </table:table-cell>
          <table:table-cell office:value-type="float" office:value="2.086664" calcext:value-type="float">
            <text:p>2.08666</text:p>
          </table:table-cell>
          <table:table-cell office:value-type="float" office:value="6.311936" calcext:value-type="float">
            <text:p>6.311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13372" calcext:value-type="float">
            <text:p>3.11337</text:p>
          </table:table-cell>
          <table:table-cell office:value-type="float" office:value="2.14332133333333" calcext:value-type="float">
            <text:p>2.14332</text:p>
          </table:table-cell>
          <table:table-cell office:value-type="float" office:value="7.160704" calcext:value-type="float">
            <text:p>7.16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0626666666667" calcext:value-type="float">
            <text:p>3.10627</text:p>
          </table:table-cell>
          <table:table-cell office:value-type="float" office:value="2.14933733333333" calcext:value-type="float">
            <text:p>2.14934</text:p>
          </table:table-cell>
          <table:table-cell office:value-type="float" office:value="7.248576" calcext:value-type="float">
            <text:p>7.248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089592" calcext:value-type="float">
            <text:p>3.08959</text:p>
          </table:table-cell>
          <table:table-cell office:value-type="float" office:value="1.743344" calcext:value-type="float">
            <text:p>1.74334</text:p>
          </table:table-cell>
          <table:table-cell office:value-type="float" office:value="3.964192" calcext:value-type="float">
            <text:p>3.9641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8717333333333" calcext:value-type="float">
            <text:p>3.08717</text:p>
          </table:table-cell>
          <table:table-cell office:value-type="float" office:value="2.09875333333333" calcext:value-type="float">
            <text:p>2.09875</text:p>
          </table:table-cell>
          <table:table-cell office:value-type="float" office:value="5.8768" calcext:value-type="float">
            <text:p>5.87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73572" calcext:value-type="float">
            <text:p>3.07357</text:p>
          </table:table-cell>
          <table:table-cell office:value-type="float" office:value="1.95645066666667" calcext:value-type="float">
            <text:p>1.95645</text:p>
          </table:table-cell>
          <table:table-cell office:value-type="float" office:value="5.062096" calcext:value-type="float">
            <text:p>5.06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869333333333" calcext:value-type="float">
            <text:p>3.06869</text:p>
          </table:table-cell>
          <table:table-cell office:value-type="float" office:value="2.17117866666667" calcext:value-type="float">
            <text:p>2.17118</text:p>
          </table:table-cell>
          <table:table-cell office:value-type="float" office:value="6.84248" calcext:value-type="float">
            <text:p>6.84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6799733333333" calcext:value-type="float">
            <text:p>3.068</text:p>
          </table:table-cell>
          <table:table-cell office:value-type="float" office:value="2.077708" calcext:value-type="float">
            <text:p>2.07771</text:p>
          </table:table-cell>
          <table:table-cell office:value-type="float" office:value="6.373728" calcext:value-type="float">
            <text:p>6.373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61424" calcext:value-type="float">
            <text:p>3.06142</text:p>
          </table:table-cell>
          <table:table-cell office:value-type="float" office:value="1.946292" calcext:value-type="float">
            <text:p>1.94629</text:p>
          </table:table-cell>
          <table:table-cell office:value-type="float" office:value="5.045296" calcext:value-type="float">
            <text:p>5.04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059168" calcext:value-type="float">
            <text:p>3.05917</text:p>
          </table:table-cell>
          <table:table-cell office:value-type="float" office:value="2.10283466666667" calcext:value-type="float">
            <text:p>2.10283</text:p>
          </table:table-cell>
          <table:table-cell office:value-type="float" office:value="5.9424" calcext:value-type="float">
            <text:p>5.94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057688" calcext:value-type="float">
            <text:p>3.05769</text:p>
          </table:table-cell>
          <table:table-cell office:value-type="float" office:value="2.18056266666667" calcext:value-type="float">
            <text:p>2.18056</text:p>
          </table:table-cell>
          <table:table-cell office:value-type="float" office:value="6.857136" calcext:value-type="float">
            <text:p>6.85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0892266666667" calcext:value-type="float">
            <text:p>3.00892</text:p>
          </table:table-cell>
          <table:table-cell office:value-type="float" office:value="2.174232" calcext:value-type="float">
            <text:p>2.17423</text:p>
          </table:table-cell>
          <table:table-cell office:value-type="float" office:value="7.004144" calcext:value-type="float">
            <text:p>7.004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8793733333333" calcext:value-type="float">
            <text:p>2.98794</text:p>
          </table:table-cell>
          <table:table-cell office:value-type="float" office:value="2.07940133333333" calcext:value-type="float">
            <text:p>2.0794</text:p>
          </table:table-cell>
          <table:table-cell office:value-type="float" office:value="5.981024" calcext:value-type="float">
            <text:p>5.981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580533333333" calcext:value-type="float">
            <text:p>2.98581</text:p>
          </table:table-cell>
          <table:table-cell office:value-type="float" office:value="2.08989466666667" calcext:value-type="float">
            <text:p>2.08989</text:p>
          </table:table-cell>
          <table:table-cell office:value-type="float" office:value="6.022176" calcext:value-type="float">
            <text:p>6.022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7563466666667" calcext:value-type="float">
            <text:p>2.97563</text:p>
          </table:table-cell>
          <table:table-cell office:value-type="float" office:value="2.04556933333333" calcext:value-type="float">
            <text:p>2.04557</text:p>
          </table:table-cell>
          <table:table-cell office:value-type="float" office:value="6.042704" calcext:value-type="float">
            <text:p>6.04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97546133333333" calcext:value-type="float">
            <text:p>2.97546</text:p>
          </table:table-cell>
          <table:table-cell office:value-type="float" office:value="2.04222" calcext:value-type="float">
            <text:p>2.04222</text:p>
          </table:table-cell>
          <table:table-cell office:value-type="float" office:value="5.847536" calcext:value-type="float">
            <text:p>5.847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66432" calcext:value-type="float">
            <text:p>2.96643</text:p>
          </table:table-cell>
          <table:table-cell office:value-type="float" office:value="2.18368933333333" calcext:value-type="float">
            <text:p>2.18369</text:p>
          </table:table-cell>
          <table:table-cell office:value-type="float" office:value="6.956368" calcext:value-type="float">
            <text:p>6.956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932864" calcext:value-type="float">
            <text:p>2.93286</text:p>
          </table:table-cell>
          <table:table-cell office:value-type="float" office:value="2.06528133333333" calcext:value-type="float">
            <text:p>2.06528</text:p>
          </table:table-cell>
          <table:table-cell office:value-type="float" office:value="5.687296" calcext:value-type="float">
            <text:p>5.68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91835333333333" calcext:value-type="float">
            <text:p>2.91835</text:p>
          </table:table-cell>
          <table:table-cell office:value-type="float" office:value="2.04982933333333" calcext:value-type="float">
            <text:p>2.04983</text:p>
          </table:table-cell>
          <table:table-cell office:value-type="float" office:value="5.808896" calcext:value-type="float">
            <text:p>5.80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71052" calcext:value-type="float">
            <text:p>2.87105</text:p>
          </table:table-cell>
          <table:table-cell office:value-type="float" office:value="2.086568" calcext:value-type="float">
            <text:p>2.08657</text:p>
          </table:table-cell>
          <table:table-cell office:value-type="float" office:value="6.111248" calcext:value-type="float">
            <text:p>6.111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35544" calcext:value-type="float">
            <text:p>3.23554</text:p>
          </table:table-cell>
          <table:table-cell office:value-type="float" office:value="2.24494533333333" calcext:value-type="float">
            <text:p>2.24495</text:p>
          </table:table-cell>
          <table:table-cell office:value-type="float" office:value="7.07104" calcext:value-type="float">
            <text:p>7.071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46348" calcext:value-type="float">
            <text:p>3.34635</text:p>
          </table:table-cell>
          <table:table-cell office:value-type="float" office:value="2.21974533333333" calcext:value-type="float">
            <text:p>2.21975</text:p>
          </table:table-cell>
          <table:table-cell office:value-type="float" office:value="7.644896" calcext:value-type="float">
            <text:p>7.64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15447066666667" calcext:value-type="float">
            <text:p>3.15447</text:p>
          </table:table-cell>
          <table:table-cell office:value-type="float" office:value="2.14212666666667" calcext:value-type="float">
            <text:p>2.14213</text:p>
          </table:table-cell>
          <table:table-cell office:value-type="float" office:value="6.693072" calcext:value-type="float">
            <text:p>6.693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2418933333333" calcext:value-type="float">
            <text:p>3.22419</text:p>
          </table:table-cell>
          <table:table-cell office:value-type="float" office:value="2.12860533333333" calcext:value-type="float">
            <text:p>2.12861</text:p>
          </table:table-cell>
          <table:table-cell office:value-type="float" office:value="6.835184" calcext:value-type="float">
            <text:p>6.835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395333333333" calcext:value-type="float">
            <text:p>3.15395</text:p>
          </table:table-cell>
          <table:table-cell office:value-type="float" office:value="2.11892533333333" calcext:value-type="float">
            <text:p>2.11893</text:p>
          </table:table-cell>
          <table:table-cell office:value-type="float" office:value="6.519936" calcext:value-type="float">
            <text:p>6.519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5016933333333" calcext:value-type="float">
            <text:p>2.85017</text:p>
          </table:table-cell>
          <table:table-cell office:value-type="float" office:value="2.09931333333333" calcext:value-type="float">
            <text:p>2.09931</text:p>
          </table:table-cell>
          <table:table-cell office:value-type="float" office:value="6.122736" calcext:value-type="float">
            <text:p>6.122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71492" calcext:value-type="float">
            <text:p>3.37149</text:p>
          </table:table-cell>
          <table:table-cell office:value-type="float" office:value="2.08025333333333" calcext:value-type="float">
            <text:p>2.08025</text:p>
          </table:table-cell>
          <table:table-cell office:value-type="float" office:value="6.968768" calcext:value-type="float">
            <text:p>6.968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1304933333333" calcext:value-type="float">
            <text:p>3.11305</text:p>
          </table:table-cell>
          <table:table-cell office:value-type="float" office:value="2.07019066666667" calcext:value-type="float">
            <text:p>2.07019</text:p>
          </table:table-cell>
          <table:table-cell office:value-type="float" office:value="6.324912" calcext:value-type="float">
            <text:p>6.324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4140133333333" calcext:value-type="float">
            <text:p>3.1414</text:p>
          </table:table-cell>
          <table:table-cell office:value-type="float" office:value="2.06424666666667" calcext:value-type="float">
            <text:p>2.06425</text:p>
          </table:table-cell>
          <table:table-cell office:value-type="float" office:value="6.491824" calcext:value-type="float">
            <text:p>6.491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3713333333333" calcext:value-type="float">
            <text:p>3.13713</text:p>
          </table:table-cell>
          <table:table-cell office:value-type="float" office:value="2.055576" calcext:value-type="float">
            <text:p>2.05558</text:p>
          </table:table-cell>
          <table:table-cell office:value-type="float" office:value="6.471344" calcext:value-type="float">
            <text:p>6.471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861333333333" calcext:value-type="float">
            <text:p>3.24861</text:p>
          </table:table-cell>
          <table:table-cell office:value-type="float" office:value="2.00410533333333" calcext:value-type="float">
            <text:p>2.00411</text:p>
          </table:table-cell>
          <table:table-cell office:value-type="float" office:value="6.031328" calcext:value-type="float">
            <text:p>6.031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77992" calcext:value-type="float">
            <text:p>3.27799</text:p>
          </table:table-cell>
          <table:table-cell office:value-type="float" office:value="2.00341866666667" calcext:value-type="float">
            <text:p>2.00342</text:p>
          </table:table-cell>
          <table:table-cell office:value-type="float" office:value="6.048736" calcext:value-type="float">
            <text:p>6.048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43711733333333" calcext:value-type="float">
            <text:p>3.43712</text:p>
          </table:table-cell>
          <table:table-cell office:value-type="float" office:value="1.92290533333333" calcext:value-type="float">
            <text:p>1.92291</text:p>
          </table:table-cell>
          <table:table-cell office:value-type="float" office:value="5.066224" calcext:value-type="float">
            <text:p>5.06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5247466666667" calcext:value-type="float">
            <text:p>3.15247</text:p>
          </table:table-cell>
          <table:table-cell office:value-type="float" office:value="1.91963866666667" calcext:value-type="float">
            <text:p>1.91964</text:p>
          </table:table-cell>
          <table:table-cell office:value-type="float" office:value="5.32552" calcext:value-type="float">
            <text:p>5.325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37655066666667" calcext:value-type="float">
            <text:p>3.37655</text:p>
          </table:table-cell>
          <table:table-cell office:value-type="float" office:value="1.91090933333333" calcext:value-type="float">
            <text:p>1.91091</text:p>
          </table:table-cell>
          <table:table-cell office:value-type="float" office:value="4.955472" calcext:value-type="float">
            <text:p>4.955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4019066666667" calcext:value-type="float">
            <text:p>3.34019</text:p>
          </table:table-cell>
          <table:table-cell office:value-type="float" office:value="1.90189866666667" calcext:value-type="float">
            <text:p>1.9019</text:p>
          </table:table-cell>
          <table:table-cell office:value-type="float" office:value="5.458336" calcext:value-type="float">
            <text:p>5.458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3.12356097777778" calcext:value-type="float">
            <text:p>3.12356</text:p>
          </table:table-cell>
          <table:table-cell table:formula="of:=AVERAGE([.BT1:.BT15])" office:value-type="float" office:value="2.06922062222222" calcext:value-type="float">
            <text:p>2.06922</text:p>
          </table:table-cell>
          <table:table-cell table:formula="of:=AVERAGE([.BU1:.BU15])" office:value-type="float" office:value="6.23170453333333" calcext:value-type="float">
            <text:p>6.23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248" calcext:value-type="float">
            <text:p>3.30248</text:p>
          </table:table-cell>
          <table:table-cell office:value-type="float" office:value="2.17681733333333" calcext:value-type="float">
            <text:p>2.17682</text:p>
          </table:table-cell>
          <table:table-cell office:value-type="float" office:value="7.117392" calcext:value-type="float">
            <text:p>7.117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3.27250826666667" calcext:value-type="float">
            <text:p>3.27251</text:p>
          </table:table-cell>
          <table:table-cell table:formula="of:=AVERAGE([.BT1:.BT5])" office:value-type="float" office:value="2.0662376" calcext:value-type="float">
            <text:p>2.06624</text:p>
          </table:table-cell>
          <table:table-cell table:formula="of:=AVERAGE([.BU1:.BU5])" office:value-type="float" office:value="6.449344" calcext:value-type="float">
            <text:p>6.449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8824266666667" calcext:value-type="float">
            <text:p>3.28824</text:p>
          </table:table-cell>
          <table:table-cell office:value-type="float" office:value="1.96222" calcext:value-type="float">
            <text:p>1.96222</text:p>
          </table:table-cell>
          <table:table-cell office:value-type="float" office:value="5.480816" calcext:value-type="float">
            <text:p>5.480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601866666667" calcext:value-type="float">
            <text:p>3.26602</text:p>
          </table:table-cell>
          <table:table-cell office:value-type="float" office:value="2.05381066666667" calcext:value-type="float">
            <text:p>2.05381</text:p>
          </table:table-cell>
          <table:table-cell office:value-type="float" office:value="6.151856" calcext:value-type="float">
            <text:p>6.151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6560933333333" calcext:value-type="float">
            <text:p>3.16561</text:p>
          </table:table-cell>
          <table:table-cell office:value-type="float" office:value="2.23644133333333" calcext:value-type="float">
            <text:p>2.23644</text:p>
          </table:table-cell>
          <table:table-cell office:value-type="float" office:value="8.03832" calcext:value-type="float">
            <text:p>8.0383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63836" calcext:value-type="float">
            <text:p>3.16384</text:p>
          </table:table-cell>
          <table:table-cell office:value-type="float" office:value="2.24602933333333" calcext:value-type="float">
            <text:p>2.24603</text:p>
          </table:table-cell>
          <table:table-cell office:value-type="float" office:value="7.390416" calcext:value-type="float">
            <text:p>7.390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133532" calcext:value-type="float">
            <text:p>3.13353</text:p>
          </table:table-cell>
          <table:table-cell office:value-type="float" office:value="1.74843333333333" calcext:value-type="float">
            <text:p>1.74843</text:p>
          </table:table-cell>
          <table:table-cell office:value-type="float" office:value="4.010784" calcext:value-type="float">
            <text:p>4.010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13372" calcext:value-type="float">
            <text:p>3.11337</text:p>
          </table:table-cell>
          <table:table-cell office:value-type="float" office:value="2.14332133333333" calcext:value-type="float">
            <text:p>2.14332</text:p>
          </table:table-cell>
          <table:table-cell office:value-type="float" office:value="7.160704" calcext:value-type="float">
            <text:p>7.16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869333333333" calcext:value-type="float">
            <text:p>3.06869</text:p>
          </table:table-cell>
          <table:table-cell office:value-type="float" office:value="2.17117866666667" calcext:value-type="float">
            <text:p>2.17118</text:p>
          </table:table-cell>
          <table:table-cell office:value-type="float" office:value="6.84248" calcext:value-type="float">
            <text:p>6.84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61424" calcext:value-type="float">
            <text:p>3.06142</text:p>
          </table:table-cell>
          <table:table-cell office:value-type="float" office:value="1.946292" calcext:value-type="float">
            <text:p>1.94629</text:p>
          </table:table-cell>
          <table:table-cell office:value-type="float" office:value="5.045296" calcext:value-type="float">
            <text:p>5.04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059168" calcext:value-type="float">
            <text:p>3.05917</text:p>
          </table:table-cell>
          <table:table-cell office:value-type="float" office:value="2.10283466666667" calcext:value-type="float">
            <text:p>2.10283</text:p>
          </table:table-cell>
          <table:table-cell office:value-type="float" office:value="5.9424" calcext:value-type="float">
            <text:p>5.94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0892266666667" calcext:value-type="float">
            <text:p>3.00892</text:p>
          </table:table-cell>
          <table:table-cell office:value-type="float" office:value="2.174232" calcext:value-type="float">
            <text:p>2.17423</text:p>
          </table:table-cell>
          <table:table-cell office:value-type="float" office:value="7.004144" calcext:value-type="float">
            <text:p>7.004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8793733333333" calcext:value-type="float">
            <text:p>2.98794</text:p>
          </table:table-cell>
          <table:table-cell office:value-type="float" office:value="2.07940133333333" calcext:value-type="float">
            <text:p>2.0794</text:p>
          </table:table-cell>
          <table:table-cell office:value-type="float" office:value="5.981024" calcext:value-type="float">
            <text:p>5.981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7563466666667" calcext:value-type="float">
            <text:p>2.97563</text:p>
          </table:table-cell>
          <table:table-cell office:value-type="float" office:value="2.04556933333333" calcext:value-type="float">
            <text:p>2.04557</text:p>
          </table:table-cell>
          <table:table-cell office:value-type="float" office:value="6.042704" calcext:value-type="float">
            <text:p>6.04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91835333333333" calcext:value-type="float">
            <text:p>2.91835</text:p>
          </table:table-cell>
          <table:table-cell office:value-type="float" office:value="2.04982933333333" calcext:value-type="float">
            <text:p>2.04983</text:p>
          </table:table-cell>
          <table:table-cell office:value-type="float" office:value="5.808896" calcext:value-type="float">
            <text:p>5.80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4455333333333" calcext:value-type="float">
            <text:p>3.34455</text:p>
          </table:table-cell>
          <table:table-cell office:value-type="float" office:value="1.896452" calcext:value-type="float">
            <text:p>1.89645</text:p>
          </table:table-cell>
          <table:table-cell office:value-type="float" office:value="5.422288" calcext:value-type="float">
            <text:p>5.422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3.11377155555556" calcext:value-type="float">
            <text:p>3.11377</text:p>
          </table:table-cell>
          <table:table-cell table:formula="of:=AVERAGE([.BT16:.BT30])" office:value-type="float" office:value="2.07366391111111" calcext:value-type="float">
            <text:p>2.07366</text:p>
          </table:table-cell>
          <table:table-cell table:formula="of:=AVERAGE([.BU16:.BU30])" office:value-type="float" office:value="6.21642666666667" calcext:value-type="float">
            <text:p>6.2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8931866666667" calcext:value-type="float">
            <text:p>3.28932</text:p>
          </table:table-cell>
          <table:table-cell office:value-type="float" office:value="1.954008" calcext:value-type="float">
            <text:p>1.95401</text:p>
          </table:table-cell>
          <table:table-cell office:value-type="float" office:value="5.48288" calcext:value-type="float">
            <text:p>5.482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3.2602312" calcext:value-type="float">
            <text:p>3.26023</text:p>
          </table:table-cell>
          <table:table-cell table:formula="of:=AVERAGE([.BT16:.BT20])" office:value-type="float" office:value="2.0701432" calcext:value-type="float">
            <text:p>2.07014</text:p>
          </table:table-cell>
          <table:table-cell table:formula="of:=AVERAGE([.BU16:.BU20])" office:value-type="float" office:value="6.4849504" calcext:value-type="float">
            <text:p>6.4849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7590133333333" calcext:value-type="float">
            <text:p>3.2759</text:p>
          </table:table-cell>
          <table:table-cell office:value-type="float" office:value="2.04682266666667" calcext:value-type="float">
            <text:p>2.04682</text:p>
          </table:table-cell>
          <table:table-cell office:value-type="float" office:value="6.231056" calcext:value-type="float">
            <text:p>6.231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5025466666667" calcext:value-type="float">
            <text:p>3.25025</text:p>
          </table:table-cell>
          <table:table-cell office:value-type="float" office:value="2.19681066666667" calcext:value-type="float">
            <text:p>2.19681</text:p>
          </table:table-cell>
          <table:table-cell office:value-type="float" office:value="7.255088" calcext:value-type="float">
            <text:p>7.255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41128" calcext:value-type="float">
            <text:p>3.14113</text:p>
          </table:table-cell>
          <table:table-cell office:value-type="float" office:value="2.25662266666667" calcext:value-type="float">
            <text:p>2.25662</text:p>
          </table:table-cell>
          <table:table-cell office:value-type="float" office:value="8.03344" calcext:value-type="float">
            <text:p>8.033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3056266666667" calcext:value-type="float">
            <text:p>3.13056</text:p>
          </table:table-cell>
          <table:table-cell office:value-type="float" office:value="2.24470933333333" calcext:value-type="float">
            <text:p>2.24471</text:p>
          </table:table-cell>
          <table:table-cell office:value-type="float" office:value="7.299472" calcext:value-type="float">
            <text:p>7.299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0626666666667" calcext:value-type="float">
            <text:p>3.10627</text:p>
          </table:table-cell>
          <table:table-cell office:value-type="float" office:value="2.14933733333333" calcext:value-type="float">
            <text:p>2.14934</text:p>
          </table:table-cell>
          <table:table-cell office:value-type="float" office:value="7.248576" calcext:value-type="float">
            <text:p>7.248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089592" calcext:value-type="float">
            <text:p>3.08959</text:p>
          </table:table-cell>
          <table:table-cell office:value-type="float" office:value="1.743344" calcext:value-type="float">
            <text:p>1.74334</text:p>
          </table:table-cell>
          <table:table-cell office:value-type="float" office:value="3.964192" calcext:value-type="float">
            <text:p>3.9641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8717333333333" calcext:value-type="float">
            <text:p>3.08717</text:p>
          </table:table-cell>
          <table:table-cell office:value-type="float" office:value="2.09875333333333" calcext:value-type="float">
            <text:p>2.09875</text:p>
          </table:table-cell>
          <table:table-cell office:value-type="float" office:value="5.8768" calcext:value-type="float">
            <text:p>5.87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73572" calcext:value-type="float">
            <text:p>3.07357</text:p>
          </table:table-cell>
          <table:table-cell office:value-type="float" office:value="1.95645066666667" calcext:value-type="float">
            <text:p>1.95645</text:p>
          </table:table-cell>
          <table:table-cell office:value-type="float" office:value="5.062096" calcext:value-type="float">
            <text:p>5.06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057688" calcext:value-type="float">
            <text:p>3.05769</text:p>
          </table:table-cell>
          <table:table-cell office:value-type="float" office:value="2.18056266666667" calcext:value-type="float">
            <text:p>2.18056</text:p>
          </table:table-cell>
          <table:table-cell office:value-type="float" office:value="6.857136" calcext:value-type="float">
            <text:p>6.85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580533333333" calcext:value-type="float">
            <text:p>2.98581</text:p>
          </table:table-cell>
          <table:table-cell office:value-type="float" office:value="2.08989466666667" calcext:value-type="float">
            <text:p>2.08989</text:p>
          </table:table-cell>
          <table:table-cell office:value-type="float" office:value="6.022176" calcext:value-type="float">
            <text:p>6.022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97546133333333" calcext:value-type="float">
            <text:p>2.97546</text:p>
          </table:table-cell>
          <table:table-cell office:value-type="float" office:value="2.04222" calcext:value-type="float">
            <text:p>2.04222</text:p>
          </table:table-cell>
          <table:table-cell office:value-type="float" office:value="5.847536" calcext:value-type="float">
            <text:p>5.847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66432" calcext:value-type="float">
            <text:p>2.96643</text:p>
          </table:table-cell>
          <table:table-cell office:value-type="float" office:value="2.18368933333333" calcext:value-type="float">
            <text:p>2.18369</text:p>
          </table:table-cell>
          <table:table-cell office:value-type="float" office:value="6.956368" calcext:value-type="float">
            <text:p>6.956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932864" calcext:value-type="float">
            <text:p>2.93286</text:p>
          </table:table-cell>
          <table:table-cell office:value-type="float" office:value="2.06528133333333" calcext:value-type="float">
            <text:p>2.06528</text:p>
          </table:table-cell>
          <table:table-cell office:value-type="float" office:value="5.687296" calcext:value-type="float">
            <text:p>5.68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4946933333333" calcext:value-type="float">
            <text:p>3.44947</text:p>
          </table:table-cell>
          <table:table-cell office:value-type="float" office:value="1.932488" calcext:value-type="float">
            <text:p>1.93249</text:p>
          </table:table-cell>
          <table:table-cell office:value-type="float" office:value="5.000912" calcext:value-type="float">
            <text:p>5.000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3.20730328888889" calcext:value-type="float">
            <text:p>3.2073</text:p>
          </table:table-cell>
          <table:table-cell table:formula="of:=AVERAGE([.BT31:.BT45])" office:value-type="float" office:value="2.06637484444444" calcext:value-type="float">
            <text:p>2.06637</text:p>
          </table:table-cell>
          <table:table-cell table:formula="of:=AVERAGE([.BU31:.BU45])" office:value-type="float" office:value="6.3062016" calcext:value-type="float">
            <text:p>6.3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40371866666667" calcext:value-type="float">
            <text:p>3.40372</text:p>
          </table:table-cell>
          <table:table-cell office:value-type="float" office:value="2.08399733333333" calcext:value-type="float">
            <text:p>2.084</text:p>
          </table:table-cell>
          <table:table-cell office:value-type="float" office:value="6.978416" calcext:value-type="float">
            <text:p>6.978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3.3492376" calcext:value-type="float">
            <text:p>3.34924</text:p>
          </table:table-cell>
          <table:table-cell table:formula="of:=AVERAGE([.BT31:.BT35])" office:value-type="float" office:value="2.0227992" calcext:value-type="float">
            <text:p>2.0228</text:p>
          </table:table-cell>
          <table:table-cell table:formula="of:=AVERAGE([.BU31:.BU35])" office:value-type="float" office:value="6.1138368" calcext:value-type="float">
            <text:p>6.113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7221866666667" calcext:value-type="float">
            <text:p>3.37222</text:p>
          </table:table-cell>
          <table:table-cell office:value-type="float" office:value="1.93183333333333" calcext:value-type="float">
            <text:p>1.93183</text:p>
          </table:table-cell>
          <table:table-cell office:value-type="float" office:value="4.944096" calcext:value-type="float">
            <text:p>4.94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28310666666667" calcext:value-type="float">
            <text:p>3.28311</text:p>
          </table:table-cell>
          <table:table-cell office:value-type="float" office:value="2.17986933333333" calcext:value-type="float">
            <text:p>2.17987</text:p>
          </table:table-cell>
          <table:table-cell office:value-type="float" office:value="7.630592" calcext:value-type="float">
            <text:p>7.630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23767466666667" calcext:value-type="float">
            <text:p>3.23767</text:p>
          </table:table-cell>
          <table:table-cell office:value-type="float" office:value="1.985808" calcext:value-type="float">
            <text:p>1.98581</text:p>
          </table:table-cell>
          <table:table-cell office:value-type="float" office:value="6.015168" calcext:value-type="float">
            <text:p>6.015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.227364" calcext:value-type="float">
            <text:p>3.22736</text:p>
          </table:table-cell>
          <table:table-cell office:value-type="float" office:value="2.01174533333333" calcext:value-type="float">
            <text:p>2.01175</text:p>
          </table:table-cell>
          <table:table-cell office:value-type="float" office:value="6.098128" calcext:value-type="float">
            <text:p>6.098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1747333333333" calcext:value-type="float">
            <text:p>3.21747</text:p>
          </table:table-cell>
          <table:table-cell office:value-type="float" office:value="2.24512533333333" calcext:value-type="float">
            <text:p>2.24513</text:p>
          </table:table-cell>
          <table:table-cell office:value-type="float" office:value="7.077536" calcext:value-type="float">
            <text:p>7.077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106133333333" calcext:value-type="float">
            <text:p>3.20106</text:p>
          </table:table-cell>
          <table:table-cell office:value-type="float" office:value="2.12610533333333" calcext:value-type="float">
            <text:p>2.12611</text:p>
          </table:table-cell>
          <table:table-cell office:value-type="float" office:value="6.904784" calcext:value-type="float">
            <text:p>6.904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71532" calcext:value-type="float">
            <text:p>3.17153</text:p>
          </table:table-cell>
          <table:table-cell office:value-type="float" office:value="2.146876" calcext:value-type="float">
            <text:p>2.14688</text:p>
          </table:table-cell>
          <table:table-cell office:value-type="float" office:value="6.690496" calcext:value-type="float">
            <text:p>6.69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70176" calcext:value-type="float">
            <text:p>3.17018</text:p>
          </table:table-cell>
          <table:table-cell office:value-type="float" office:value="2.123264" calcext:value-type="float">
            <text:p>2.12326</text:p>
          </table:table-cell>
          <table:table-cell office:value-type="float" office:value="6.620912" calcext:value-type="float">
            <text:p>6.620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16237333333333" calcext:value-type="float">
            <text:p>3.16237</text:p>
          </table:table-cell>
          <table:table-cell office:value-type="float" office:value="2.06396133333333" calcext:value-type="float">
            <text:p>2.06396</text:p>
          </table:table-cell>
          <table:table-cell office:value-type="float" office:value="6.467968" calcext:value-type="float">
            <text:p>6.467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685333333333" calcext:value-type="float">
            <text:p>3.14685</text:p>
          </table:table-cell>
          <table:table-cell office:value-type="float" office:value="1.91360933333333" calcext:value-type="float">
            <text:p>1.91361</text:p>
          </table:table-cell>
          <table:table-cell office:value-type="float" office:value="5.367104" calcext:value-type="float">
            <text:p>5.36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747866666667" calcext:value-type="float">
            <text:p>3.12748</text:p>
          </table:table-cell>
          <table:table-cell office:value-type="float" office:value="2.086664" calcext:value-type="float">
            <text:p>2.08666</text:p>
          </table:table-cell>
          <table:table-cell office:value-type="float" office:value="6.311936" calcext:value-type="float">
            <text:p>6.311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6799733333333" calcext:value-type="float">
            <text:p>3.068</text:p>
          </table:table-cell>
          <table:table-cell office:value-type="float" office:value="2.077708" calcext:value-type="float">
            <text:p>2.07771</text:p>
          </table:table-cell>
          <table:table-cell office:value-type="float" office:value="6.373728" calcext:value-type="float">
            <text:p>6.373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71052" calcext:value-type="float">
            <text:p>2.87105</text:p>
          </table:table-cell>
          <table:table-cell office:value-type="float" office:value="2.086568" calcext:value-type="float">
            <text:p>2.08657</text:p>
          </table:table-cell>
          <table:table-cell office:value-type="float" office:value="6.111248" calcext:value-type="float">
            <text:p>6.111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35544" calcext:value-type="float">
            <text:p>3.23554</text:p>
          </table:table-cell>
          <table:table-cell office:value-type="float" office:value="2.24494533333333" calcext:value-type="float">
            <text:p>2.24495</text:p>
          </table:table-cell>
          <table:table-cell office:value-type="float" office:value="7.07104" calcext:value-type="float">
            <text:p>7.071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3.21469991111111" calcext:value-type="float">
            <text:p>3.2147</text:p>
          </table:table-cell>
          <table:table-cell table:formula="of:=AVERAGE([.BT46:.BT60])" office:value-type="float" office:value="2.06566035555556" calcext:value-type="float">
            <text:p>2.06566</text:p>
          </table:table-cell>
          <table:table-cell table:formula="of:=AVERAGE([.BU46:.BU60])" office:value-type="float" office:value="6.3047328" calcext:value-type="float">
            <text:p>6.30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46348" calcext:value-type="float">
            <text:p>3.34635</text:p>
          </table:table-cell>
          <table:table-cell office:value-type="float" office:value="2.21974533333333" calcext:value-type="float">
            <text:p>2.21975</text:p>
          </table:table-cell>
          <table:table-cell office:value-type="float" office:value="7.644896" calcext:value-type="float">
            <text:p>7.64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3.22290106666667" calcext:value-type="float">
            <text:p>3.2229</text:p>
          </table:table-cell>
          <table:table-cell table:formula="of:=AVERAGE([.BT46:.BT50])" office:value-type="float" office:value="2.1708696" calcext:value-type="float">
            <text:p>2.17087</text:p>
          </table:table-cell>
          <table:table-cell table:formula="of:=AVERAGE([.BU46:.BU50])" office:value-type="float" office:value="6.9528256" calcext:value-type="float">
            <text:p>6.952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15447066666667" calcext:value-type="float">
            <text:p>3.15447</text:p>
          </table:table-cell>
          <table:table-cell office:value-type="float" office:value="2.14212666666667" calcext:value-type="float">
            <text:p>2.14213</text:p>
          </table:table-cell>
          <table:table-cell office:value-type="float" office:value="6.693072" calcext:value-type="float">
            <text:p>6.693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2418933333333" calcext:value-type="float">
            <text:p>3.22419</text:p>
          </table:table-cell>
          <table:table-cell office:value-type="float" office:value="2.12860533333333" calcext:value-type="float">
            <text:p>2.12861</text:p>
          </table:table-cell>
          <table:table-cell office:value-type="float" office:value="6.835184" calcext:value-type="float">
            <text:p>6.835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395333333333" calcext:value-type="float">
            <text:p>3.15395</text:p>
          </table:table-cell>
          <table:table-cell office:value-type="float" office:value="2.11892533333333" calcext:value-type="float">
            <text:p>2.11893</text:p>
          </table:table-cell>
          <table:table-cell office:value-type="float" office:value="6.519936" calcext:value-type="float">
            <text:p>6.519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5016933333333" calcext:value-type="float">
            <text:p>2.85017</text:p>
          </table:table-cell>
          <table:table-cell office:value-type="float" office:value="2.09931333333333" calcext:value-type="float">
            <text:p>2.09931</text:p>
          </table:table-cell>
          <table:table-cell office:value-type="float" office:value="6.122736" calcext:value-type="float">
            <text:p>6.122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71492" calcext:value-type="float">
            <text:p>3.37149</text:p>
          </table:table-cell>
          <table:table-cell office:value-type="float" office:value="2.08025333333333" calcext:value-type="float">
            <text:p>2.08025</text:p>
          </table:table-cell>
          <table:table-cell office:value-type="float" office:value="6.968768" calcext:value-type="float">
            <text:p>6.968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1304933333333" calcext:value-type="float">
            <text:p>3.11305</text:p>
          </table:table-cell>
          <table:table-cell office:value-type="float" office:value="2.07019066666667" calcext:value-type="float">
            <text:p>2.07019</text:p>
          </table:table-cell>
          <table:table-cell office:value-type="float" office:value="6.324912" calcext:value-type="float">
            <text:p>6.3249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4140133333333" calcext:value-type="float">
            <text:p>3.1414</text:p>
          </table:table-cell>
          <table:table-cell office:value-type="float" office:value="2.06424666666667" calcext:value-type="float">
            <text:p>2.06425</text:p>
          </table:table-cell>
          <table:table-cell office:value-type="float" office:value="6.491824" calcext:value-type="float">
            <text:p>6.491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3713333333333" calcext:value-type="float">
            <text:p>3.13713</text:p>
          </table:table-cell>
          <table:table-cell office:value-type="float" office:value="2.055576" calcext:value-type="float">
            <text:p>2.05558</text:p>
          </table:table-cell>
          <table:table-cell office:value-type="float" office:value="6.471344" calcext:value-type="float">
            <text:p>6.471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861333333333" calcext:value-type="float">
            <text:p>3.24861</text:p>
          </table:table-cell>
          <table:table-cell office:value-type="float" office:value="2.00410533333333" calcext:value-type="float">
            <text:p>2.00411</text:p>
          </table:table-cell>
          <table:table-cell office:value-type="float" office:value="6.031328" calcext:value-type="float">
            <text:p>6.031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77992" calcext:value-type="float">
            <text:p>3.27799</text:p>
          </table:table-cell>
          <table:table-cell office:value-type="float" office:value="2.00341866666667" calcext:value-type="float">
            <text:p>2.00342</text:p>
          </table:table-cell>
          <table:table-cell office:value-type="float" office:value="6.048736" calcext:value-type="float">
            <text:p>6.048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43711733333333" calcext:value-type="float">
            <text:p>3.43712</text:p>
          </table:table-cell>
          <table:table-cell office:value-type="float" office:value="1.92290533333333" calcext:value-type="float">
            <text:p>1.92291</text:p>
          </table:table-cell>
          <table:table-cell office:value-type="float" office:value="5.066224" calcext:value-type="float">
            <text:p>5.06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5247466666667" calcext:value-type="float">
            <text:p>3.15247</text:p>
          </table:table-cell>
          <table:table-cell office:value-type="float" office:value="1.91963866666667" calcext:value-type="float">
            <text:p>1.91964</text:p>
          </table:table-cell>
          <table:table-cell office:value-type="float" office:value="5.32552" calcext:value-type="float">
            <text:p>5.325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37655066666667" calcext:value-type="float">
            <text:p>3.37655</text:p>
          </table:table-cell>
          <table:table-cell office:value-type="float" office:value="1.91090933333333" calcext:value-type="float">
            <text:p>1.91091</text:p>
          </table:table-cell>
          <table:table-cell office:value-type="float" office:value="4.955472" calcext:value-type="float">
            <text:p>4.955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09:59:29.144068034</dc:date>
    <meta:document-statistic meta:table-count="2" meta:cell-count="9024" meta:object-count="0"/>
    <meta:generator>LibreOffice/4.2.8.2$Linux_X86_64 LibreOffice_project/420m0$Build-2</meta:generator>
  </office:meta>
</office:document-meta>
</file>